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3333in" fo:margin-left="0.0153in" fo:margin-right="0.5764in" table:align="margins"/>
    </style:style>
    <style:style style:name="Table1.A" style:family="table-column">
      <style:table-column-properties style:column-width="1.1458in" style:rel-column-width="1650*"/>
    </style:style>
    <style:style style:name="Table1.B" style:family="table-column">
      <style:table-column-properties style:column-width="1.0833in" style:rel-column-width="1560*"/>
    </style:style>
    <style:style style:name="Table1.C" style:family="table-column">
      <style:table-column-properties style:column-width="1.25in" style:rel-column-width="1800*"/>
    </style:style>
    <style:style style:name="Table1.D" style:family="table-column">
      <style:table-column-properties style:column-width="1.0625in" style:rel-column-width="1530*"/>
    </style:style>
    <style:style style:name="Table1.E" style:family="table-column">
      <style:table-column-properties style:column-width="0.9375in" style:rel-column-width="1350*"/>
    </style:style>
    <style:style style:name="Table1.F" style:family="table-column">
      <style:table-column-properties style:column-width="0.8542in" style:rel-column-width="123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2" style:family="table">
      <style:table-properties style:width="6.3333in" fo:margin-left="0.0153in" fo:margin-right="0.5764in" table:align="margins"/>
    </style:style>
    <style:style style:name="Table2.A" style:family="table-column">
      <style:table-column-properties style:column-width="1.1458in" style:rel-column-width="1650*"/>
    </style:style>
    <style:style style:name="Table2.B" style:family="table-column">
      <style:table-column-properties style:column-width="1.0833in" style:rel-column-width="1560*"/>
    </style:style>
    <style:style style:name="Table2.C" style:family="table-column">
      <style:table-column-properties style:column-width="1.25in" style:rel-column-width="1800*"/>
    </style:style>
    <style:style style:name="Table2.D" style:family="table-column">
      <style:table-column-properties style:column-width="2.8542in" style:rel-column-width="411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3" style:family="table">
      <style:table-properties style:width="6.3333in" fo:margin-left="0.0153in" fo:margin-right="0.5764in" table:align="margins"/>
    </style:style>
    <style:style style:name="Table3.A" style:family="table-column">
      <style:table-column-properties style:column-width="1.1458in" style:rel-column-width="1650*"/>
    </style:style>
    <style:style style:name="Table3.B" style:family="table-column">
      <style:table-column-properties style:column-width="1.0833in" style:rel-column-width="1560*"/>
    </style:style>
    <style:style style:name="Table3.C" style:family="table-column">
      <style:table-column-properties style:column-width="1.25in" style:rel-column-width="1800*"/>
    </style:style>
    <style:style style:name="Table3.D" style:family="table-column">
      <style:table-column-properties style:column-width="1.0625in" style:rel-column-width="1530*"/>
    </style:style>
    <style:style style:name="Table3.E" style:family="table-column">
      <style:table-column-properties style:column-width="0.9375in" style:rel-column-width="1350*"/>
    </style:style>
    <style:style style:name="Table3.F" style:family="table-column">
      <style:table-column-properties style:column-width="0.8542in" style:rel-column-width="1230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F1" style:family="table-cell">
      <style:table-cell-properties fo:padding="0.0382in" fo:border="0.0007in solid #000000"/>
    </style:style>
    <style:style style:name="P1" style:family="paragraph" style:parent-style-name="Standard">
      <style:text-properties style:text-position="0% 100%"/>
    </style:style>
    <style:style style:name="T1" style:family="text">
      <style:text-properties style:text-position="super 58%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presentation of instructions in the computer machine language</text:p>
      <text:p text:style-name="Standard"/>
      <text:p text:style-name="Standard">POL – C, Java → Assembly Language → Machine Language</text:p>
      <text:p text:style-name="Standard"/>
      <text:p text:style-name="Standard"/>
      <text:p text:style-name="Standard">R-Format</text:p>
      <text:p text:style-name="Standard"><text:tab/>dest, <text:s/>s1, <text:s/>s2</text:p>
      <text:p text:style-name="Standard">add<text:tab/>$t0, <text:s/>$s1, $s2</text:p>
      <text:p text:style-name="Standard"><text:tab/>6<text:tab/><text:tab/>5<text:tab/><text:tab/><text:tab/>5<text:tab/><text:tab/>5<text:tab/><text:tab/>5<text:tab/><text:tab/>6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Contents">opcode</text:p>
            </table:table-cell>
            <table:table-cell table:style-name="Table1.A1" office:value-type="string">
              <text:p text:style-name="Table_20_Contents">src1</text:p>
            </table:table-cell>
            <table:table-cell table:style-name="Table1.A1" office:value-type="string">
              <text:p text:style-name="Table_20_Contents">src2</text:p>
            </table:table-cell>
            <table:table-cell table:style-name="Table1.A1" office:value-type="string">
              <text:p text:style-name="Table_20_Contents">dest</text:p>
            </table:table-cell>
            <table:table-cell table:style-name="Table1.A1" office:value-type="string">
              <text:p text:style-name="Table_20_Contents">shiftamt</text:p>
            </table:table-cell>
            <table:table-cell table:style-name="Table1.F1" office:value-type="string">
              <text:p text:style-name="Table_20_Contents">fct<text:span text:style-name="T1">n</text:span></text:p>
            </table:table-cell>
          </table:table-row>
        </table:table-header-rows>
      </table:table>
      <text:p text:style-name="P1"><text:tab/>0<text:tab/><text:tab/>17<text:tab/><text:tab/><text:tab/>18<text:tab/><text:tab/>8<text:tab/><text:tab/>0<text:tab/><text:tab/>32 <text:s text:c="6"/>decimal</text:p>
      <text:p text:style-name="P1"/>
      <text:p text:style-name="P1"><text:tab/>000000<text:tab/>10001<text:tab/><text:tab/><text:tab/>10010<text:tab/><text:tab/>01000<text:tab/><text:tab/>00000<text:tab/> <text:s text:c="5"/>1000000</text:p>
      <text:p text:style-name="P1">for hex – every 4 bits</text:p>
      <text:p text:style-name="P1"><text:tab/>ergo</text:p>
      <text:p text:style-name="P1"><text:tab/>0<text:tab/>2<text:tab/>3<text:tab/>2<text:tab/>4<text:tab/>0<text:tab/>2<text:tab/>0</text:p>
      <text:p text:style-name="P1"/>
      <text:p text:style-name="P1"/>
      <text:p text:style-name="P1">I-Format</text:p>
      <text:p text:style-name="P1"><text:tab/>dest ← source</text:p>
      <text:p text:style-name="P1">lw <text:tab/>$t0, <text:s text:c="6"/>32($s3)<text:tab/>=<text:tab/>effective target</text:p>
      <text:p text:style-name="Standard"><text:tab/>6<text:tab/><text:tab/>5<text:tab/><text:tab/><text:tab/>5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Contents">opcode</text:p>
            </table:table-cell>
            <table:table-cell table:style-name="Table2.A1" office:value-type="string">
              <text:p text:style-name="Table_20_Contents">rs</text:p>
            </table:table-cell>
            <table:table-cell table:style-name="Table2.A1" office:value-type="string">
              <text:p text:style-name="Table_20_Contents">rt</text:p>
            </table:table-cell>
            <table:table-cell table:style-name="Table2.D1" office:value-type="string">
              <text:p text:style-name="Table_20_Contents">offset</text:p>
            </table:table-cell>
          </table:table-row>
        </table:table-header-rows>
      </table:table>
      <text:p text:style-name="P1"><text:tab/><text:tab/>16<text:tab/><text:tab/><text:tab/><text:tab/><text:tab/><text:tab/><text:tab/>16<text:tab/><text:tab/><text:tab/> <text:s text:c="11"/>decimal</text:p>
      <text:p text:style-name="P1"><text:tab/>35<text:tab/><text:tab/>19<text:tab/><text:tab/>8<text:tab/><text:tab/><text:tab/><text:tab/>32</text:p>
      <text:p text:style-name="P1"><text:tab/>100011<text:tab/>10011<text:tab/><text:tab/>01000<text:tab/><text:tab/>00000<text:tab/><text:tab/>00000<text:tab/> <text:s text:c="5"/>1000000</text:p>
      <text:p text:style-name="P1">for hex – every 4 bits</text:p>
      <text:p text:style-name="P1"><text:tab/>ergo</text:p>
      <text:p text:style-name="P1"><text:tab/>8<text:tab/>e<text:tab/>6<text:tab/>8<text:tab/>0<text:tab/>0<text:tab/>2<text:tab/>0</text:p>
      <text:p text:style-name="P1"/>
      <text:p text:style-name="P1">Exercise</text:p>
      <text:p text:style-name="P1"><text:tab/>1:<text:tab/>lw $t3, 32($s0)</text:p>
      <text:p text:style-name="P1"/>
      <text:p text:style-name="P1"><text:tab/>2:<text:tab/>sw $t3, 32($s0)</text:p>
      <text:p text:style-name="P1"/>
      <text:p text:style-name="P1"><text:tab/>3:<text:tab/>a[i] = a[i] + b</text:p>
      <text:p text:style-name="P1"><text:tab/><text:tab/><text:tab/><text:tab/>i in $s4</text:p>
      <text:p text:style-name="P1"><text:tab/><text:tab/><text:tab/><text:tab/>base a in $s3</text:p>
      <text:p text:style-name="P1"><text:tab/><text:tab/><text:tab/><text:tab/>b in $s2</text:p>
      <text:p text:style-name="P1"><text:tab/><text:tab/>Give</text:p>
      <text:p text:style-name="P1"><text:tab/><text:tab/><text:tab/>a:<text:tab/>assembly language</text:p>
      <text:p text:style-name="P1"><text:tab/><text:tab/><text:tab/>b:<text:tab/>the binary machine language equivalent</text:p>
      <text:p text:style-name="P1"><text:tab/><text:tab/><text:tab/>c:<text:tab/>the hexadecimal equivalent</text:p>
      <text:p text:style-name="P1"/>
      <text:p text:style-name="P1"/>
      <text:p text:style-name="P1"><text:soft-page-break/>To move:</text:p>
      <text:p text:style-name="P1"><text:tab/>1:<text:tab/>Actual instructions</text:p>
      <text:p text:style-name="P1"/>
      <text:p text:style-name="P1"><text:tab/><text:tab/>t0<text:tab/>-<text:tab/><text:tab/>^</text:p>
      <text:p text:style-name="P1"><text:tab/><text:tab/>s0<text:tab/>-<text:tab/>17<text:tab/>|</text:p>
      <text:p text:style-name="P1"/>
      <text:p text:style-name="P1"><text:tab/>2:<text:tab/>Pseudo Instructions</text:p>
      <text:p text:style-name="P1"><text:tab/><text:tab/>move $t0, $s0</text:p>
      <text:p text:style-name="P1"><text:tab/><text:tab/><text:tab/>translates to</text:p>
      <text:p text:style-name="P1"><text:tab/><text:tab/>add $t0, $0, $s0<text:tab/>(Adds 0 to the bit and stores it in the new location, original</text:p>
      <text:p text:style-name="P1"><text:tab/><text:tab/><text:tab/><text:tab/><text:tab/>value still remains.)</text:p>
      <text:p text:style-name="P1"><text:tab/>3:<text:tab/>?</text:p>
      <text:p text:style-name="P1"/>
      <text:p text:style-name="P1">sll<text:tab/>$t1<text:tab/>,<text:tab/> $t2<text:tab/>,<text:tab/> 2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>
            <table:table-cell table:style-name="Table3.A1" office:value-type="string">
              <text:p text:style-name="Table_20_Contents">opcode</text:p>
            </table:table-cell>
            <table:table-cell table:style-name="Table3.A1" office:value-type="string">
              <text:p text:style-name="Table_20_Contents">rs</text:p>
            </table:table-cell>
            <table:table-cell table:style-name="Table3.A1" office:value-type="string">
              <text:p text:style-name="Table_20_Contents">rt</text:p>
            </table:table-cell>
            <table:table-cell table:style-name="Table3.A1" office:value-type="string">
              <text:p text:style-name="Table_20_Contents">rd</text:p>
            </table:table-cell>
            <table:table-cell table:style-name="Table3.A1" office:value-type="string">
              <text:p text:style-name="Table_20_Contents">shiftamt</text:p>
            </table:table-cell>
            <table:table-cell table:style-name="Table3.F1" office:value-type="string">
              <text:p text:style-name="Table_20_Contents">fct<text:span text:style-name="T1">n</text:span></text:p>
            </table:table-cell>
          </table:table-row>
        </table:table-header-rows>
      </table:table>
      <text:p text:style-name="P1"/>
      <text:p text:style-name="P1"><text:tab/>0<text:tab/><text:tab/>00000<text:tab/><text:tab/>01000<text:tab/><text:tab/> <text:s text:c="6"/>01001<text:tab/> <text:s text:c="6"/>00010<text:tab/> <text:s text:c="3"/>000000</text:p>
      <text:p text:style-name="P1"/>
      <text:p text:style-name="P1">$t0<text:tab/>0000 0010 → 2</text:p>
      <text:p text:style-name="P1">$t1<text:tab/>0000 1000 → 8</text:p>
      <text:p text:style-name="P1"/>
      <text:p text:style-name="P1">AND</text:p>
      <text:p text:style-name="P1"><text:tab/>and<text:tab/>rd, rs, rt</text:p>
      <text:p text:style-name="P1"><text:tab/>and<text:tab/>$t0, $t1, $t2</text:p>
      <text:p text:style-name="P1"/>
      <text:p text:style-name="P1"><text:tab/><text:tab/><text:tab/>$t0<text:tab/>=<text:tab/>00101100</text:p>
      <text:p text:style-name="P1"><text:tab/><text:tab/><text:tab/>$t1<text:tab/>=<text:tab/>10101010</text:p>
      <text:p text:style-name="P1"><text:tab/><text:tab/><text:tab/>$t2<text:tab/>=<text:tab/>00101000</text:p>
      <text:p text:style-name="P1"/>
      <text:p text:style-name="P1">OR</text:p>
      <text:p text:style-name="P1"><text:tab/>or<text:tab/>rd, rs, rt</text:p>
      <text:p text:style-name="P1"><text:tab/>or<text:tab/>$t0, $t1, $t2</text:p>
      <text:p text:style-name="P1"><text:tab/><text:tab/><text:tab/>$t0<text:tab/>=<text:tab/>00101100</text:p>
      <text:p text:style-name="P1"><text:tab/><text:tab/><text:tab/>$t1<text:tab/>=<text:tab/>10101010</text:p>
      <text:p text:style-name="P1"><text:tab/><text:tab/><text:tab/>$t2<text:tab/>=<text:tab/>10101110</text:p>
      <text:p text:style-name="P1"/>
      <text:p text:style-name="P1">$t0<text:tab/>10101110</text:p>
      <text:p text:style-name="P1"><text:tab/>11110000</text:p>
      <text:p text:style-name="P1">want<text:tab/>10100000</text:p>
      <text:p text:style-name="P1">and<text:tab/>$t0, $t2, $t0</text:p>
      <text:p text:style-name="P1"/>
      <text:p text:style-name="P1">$t0<text:tab/>00000000</text:p>
      <text:p text:style-name="P1">want<text:tab/>00111100<text:tab/>or <text:s/>$t0, $t3, $t0</text:p>
      <text:p text:style-name="P1">$t3<text:tab/>001111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CMPSC210<text:tab/>ICN<text:tab/>2011100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den Licastro</meta:initial-creator>
    <meta:creation-date>2011-10-04T09:36:47</meta:creation-date>
    <dc:date>2011-10-04T10:46:48</dc:date>
    <dc:creator>Braden Licastro</dc:creator>
    <meta:editing-duration>PT01H10M06S</meta:editing-duration>
    <meta:editing-cycles>11</meta:editing-cycles>
    <meta:generator>OpenOffice.org/3.2$Linux OpenOffice.org_project/320m12$Build-9483</meta:generator>
    <meta:document-statistic meta:table-count="3" meta:image-count="0" meta:object-count="0" meta:page-count="2" meta:paragraph-count="82" meta:word-count="278" meta:character-count="1419"/>
  </office:meta>
</office:document-meta>
</file>